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2977" officeooo:paragraph-rsid="00152977"/>
    </style:style>
    <style:style style:name="P2" style:family="paragraph" style:parent-style-name="Standard">
      <style:text-properties officeooo:rsid="00152977" officeooo:paragraph-rsid="0016af75"/>
    </style:style>
    <style:style style:name="P3" style:family="paragraph" style:parent-style-name="Standard">
      <style:text-properties fo:font-weight="bold" officeooo:rsid="00152977" officeooo:paragraph-rsid="00152977" style:font-weight-asian="bold" style:font-weight-complex="bold"/>
    </style:style>
    <style:style style:name="P4" style:family="paragraph" style:parent-style-name="Standard">
      <style:text-properties fo:font-weight="bold" officeooo:rsid="00152977" officeooo:paragraph-rsid="0016af75" style:font-weight-asian="bold" style:font-weight-complex="bold"/>
    </style:style>
    <style:style style:name="P5" style:family="paragraph" style:parent-style-name="Standard">
      <style:text-properties fo:font-weight="bold" officeooo:rsid="001ada19" officeooo:paragraph-rsid="001ada19" style:font-weight-asian="bold" style:font-weight-complex="bold"/>
    </style:style>
    <style:style style:name="P6" style:family="paragraph" style:parent-style-name="Standard">
      <style:text-properties fo:font-weight="bold" officeooo:rsid="001deb36" officeooo:paragraph-rsid="001deb36" style:font-weight-asian="bold" style:font-weight-complex="bold"/>
    </style:style>
    <style:style style:name="P7" style:family="paragraph" style:parent-style-name="Standard">
      <style:text-properties fo:font-weight="bold" officeooo:rsid="001f6e81" officeooo:paragraph-rsid="001f6e81" style:font-weight-asian="bold" style:font-weight-complex="bold"/>
    </style:style>
    <style:style style:name="P8" style:family="paragraph" style:parent-style-name="Standard">
      <style:text-properties officeooo:rsid="00175764" officeooo:paragraph-rsid="00175764"/>
    </style:style>
    <style:style style:name="P9" style:family="paragraph" style:parent-style-name="Standard">
      <style:text-properties officeooo:rsid="001ada19" officeooo:paragraph-rsid="001ada19"/>
    </style:style>
    <style:style style:name="P10" style:family="paragraph" style:parent-style-name="Standard">
      <style:text-properties fo:font-weight="normal" officeooo:rsid="001ada19" officeooo:paragraph-rsid="001ada19" style:font-weight-asian="normal" style:font-weight-complex="normal"/>
    </style:style>
    <style:style style:name="P11" style:family="paragraph" style:parent-style-name="Standard">
      <style:text-properties fo:font-weight="normal" officeooo:rsid="001ce40d" officeooo:paragraph-rsid="001cfa0f" style:font-weight-asian="normal" style:font-weight-complex="normal"/>
    </style:style>
    <style:style style:name="P12" style:family="paragraph" style:parent-style-name="Standard">
      <style:text-properties fo:font-weight="normal" officeooo:rsid="001cfa0f" officeooo:paragraph-rsid="001cfa0f" style:font-weight-asian="normal" style:font-weight-complex="normal"/>
    </style:style>
    <style:style style:name="P13" style:family="paragraph" style:parent-style-name="Standard">
      <style:text-properties fo:font-weight="normal" officeooo:rsid="001deb36" officeooo:paragraph-rsid="001deb36" style:font-weight-asian="normal" style:font-weight-complex="normal"/>
    </style:style>
    <style:style style:name="P14" style:family="paragraph" style:parent-style-name="Standard">
      <style:text-properties fo:font-weight="normal" officeooo:rsid="001f6e81" officeooo:paragraph-rsid="001ada19" style:font-weight-asian="normal" style:font-weight-complex="normal"/>
    </style:style>
    <style:style style:name="P15" style:family="paragraph" style:parent-style-name="Standard">
      <style:text-properties fo:font-weight="normal" officeooo:rsid="001f6e81" officeooo:paragraph-rsid="001f6e81" style:font-weight-asian="normal" style:font-weight-complex="normal"/>
    </style:style>
    <style:style style:name="P16" style:family="paragraph" style:parent-style-name="Standard">
      <style:text-properties fo:font-weight="normal" officeooo:rsid="001cfa0f" officeooo:paragraph-rsid="001cfa0f" style:font-weight-asian="normal" style:font-weight-complex="normal"/>
    </style:style>
    <style:style style:name="P17" style:family="paragraph" style:parent-style-name="Standard">
      <style:text-properties fo:font-weight="normal" officeooo:rsid="0021dd5d" officeooo:paragraph-rsid="0021dd5d" style:font-weight-asian="normal" style:font-weight-complex="normal"/>
    </style:style>
    <style:style style:name="P18" style:family="paragraph" style:parent-style-name="Standard">
      <style:text-properties fo:font-weight="normal" officeooo:rsid="001deb36" officeooo:paragraph-rsid="001deb36" style:font-weight-asian="normal" style:font-weight-complex="normal"/>
    </style:style>
    <style:style style:name="P19" style:family="paragraph" style:parent-style-name="Standard">
      <style:text-properties fo:font-weight="bold" officeooo:rsid="0021dd5d" officeooo:paragraph-rsid="0021dd5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6af75" style:font-weight-asian="bold" style:font-weight-complex="bold"/>
    </style:style>
    <style:style style:name="T3" style:family="text">
      <style:text-properties fo:font-weight="bold" officeooo:rsid="001ada19" style:font-weight-asian="bold" style:font-weight-complex="bold"/>
    </style:style>
    <style:style style:name="T4" style:family="text">
      <style:text-properties fo:font-weight="bold" officeooo:rsid="001ce40d" style:font-weight-asian="bold" style:font-weight-complex="bold"/>
    </style:style>
    <style:style style:name="T5" style:family="text">
      <style:text-properties officeooo:rsid="00175764"/>
    </style:style>
    <style:style style:name="T6" style:family="text">
      <style:text-properties officeooo:rsid="0018d3a5"/>
    </style:style>
    <style:style style:name="T7" style:family="text">
      <style:text-properties fo:font-weight="normal" style:font-weight-asian="normal" style:font-weight-complex="normal"/>
    </style:style>
    <style:style style:name="T8" style:family="text">
      <style:text-properties officeooo:rsid="001cfa0f"/>
    </style:style>
    <style:style style:name="T9" style:family="text">
      <style:text-properties officeooo:rsid="001deb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 06/05/2014:</text:p>
      <text:p text:style-name="P1">Terça-Feira:</text:p>
      <text:p text:style-name="P1">Primeira aula presencial da turma de Terça-Feira (Ciência da Computação), foi realizado uma correção dos exercícios de Sistemas Discretos e Lógica, como preparação para a prova.</text:p>
      <text:p text:style-name="P3">Alunos: 2X</text:p>
      <text:p text:style-name="P1"/>
      <text:p text:style-name="P1">Dia 07/05/2014</text:p>
      <text:p text:style-name="P1">Quarta-Feira:</text:p>
      <text:p text:style-name="P1">Reunião do projeto para discussão das próximas aulas</text:p>
      <text:p text:style-name="P1"/>
      <text:p text:style-name="P1">Dia 08/05/2014</text:p>
      <text:p text:style-name="P1">Quinta-Feira:</text:p>
      <text:p text:style-name="P1">Primeira aula presencial, foi abordado um pequeno resumo sobre as principais matérias de cálculo, como inequações, funções e conjuntos. Durante a aula os alunos apresentaram dúvidas sobre limites <text:s/>e as mesmas foram respondidas em aula.</text:p>
      <text:p text:style-name="P3">Alunos: 8</text:p>
      <text:p text:style-name="P1"/>
      <text:p text:style-name="P1">Dia 12/05/2014</text:p>
      <text:p text:style-name="P1">Segunda-Feira:</text:p>
      <text:p text:style-name="P1">Elaboração de uma lista de exercícios, para posterior aplicação nas aulas de Terça e Quinta.</text:p>
      <text:p text:style-name="P1"/>
      <text:p text:style-name="P1">Dia 13/05/2014</text:p>
      <text:p text:style-name="P1">Terça-Feira:</text:p>
      <text:p text:style-name="P1">Nenhum aluno compareceu a aula, então foi terminada a apostila feita para a oficina.</text:p>
      <text:p text:style-name="P1"/>
      <text:p text:style-name="P1">Dia 14/05/2014:</text:p>
      <text:p text:style-name="P1">Quarta-Feira:</text:p>
      <text:p text:style-name="P1">Realizado o primeiro plantão, a equipe do projeto realizou a configuração do quadro digital para atividades das semanas posteriores.</text:p>
      <text:p text:style-name="P1"/>
      <text:p text:style-name="P1"/>
      <text:p text:style-name="P1">Dia 15/05/2014</text:p>
      <text:p text:style-name="P1">Quinta-Feira:</text:p>
      <text:p text:style-name="P1">Realizado teste de sondagem para avaliar o conhecimento da turma sobre as principais matérias teóricas do primeiro semestre, o mesmo pecou nas matérias de Lógica e construção de gráficos.</text:p>
      <text:p text:style-name="P3">Alunos: 15</text:p>
      <text:p text:style-name="P1"/>
      <text:p text:style-name="P1"/>
      <text:p text:style-name="P1">Dia 20/0<text:span text:style-name="T5">5</text:span>/2014</text:p>
      <text:p text:style-name="P1">Terça-Feira:</text:p>
      <text:p text:style-name="P1">Realizado a elaboração das próximas aulas com base na correção do teste de sondagem, preparação das atividades. Terceira aula presencial da turma de terça-feira, será realizado o mesmo teste de sondagem feito para a turma de quinta-feira.</text:p>
      <text:p text:style-name="P3">Alunos: XX </text:p>
      <text:p text:style-name="P1"/>
      <text:p text:style-name="P1">Dia 21/0<text:span text:style-name="T5">5</text:span>/2014:</text:p>
      <text:p text:style-name="P1">Quarta-Feira:</text:p>
      <text:p text:style-name="P4">Reunião: </text:p>
      <text:p text:style-name="P2"><text:span text:style-name="T2">Plantão: </text:span><text:span text:style-name="T3">Nenhum aluno compareceu ao horários de reforço</text:span><text:span text:style-name="T2"> </text:span><text:s/></text:p>
      <text:p text:style-name="P2"/>
      <text:p text:style-name="P2"/>
      <text:p text:style-name="P2"/>
      <text:p text:style-name="P9"><text:soft-page-break/>Dia 22/05/2014:</text:p>
      <text:p text:style-name="P9">Quinta-Feira:</text:p>
      <text:p text:style-name="P9">Com base no teste realizado na semana passada, foi reforçado os principais assuntos que os alunos tiveram dificuldade em resolver na prova. Os principais problemas destacados dos alunos foram em lógica, mais especificamente em precedência lógica, análise de sentenças lógicas mais complexas, montagem de gráficos e simplificação de frações. Durante a aula foi corrigido as questões do teste e retirada de dúvidas quanto a ele, e por fim visando a proximidade da avaliação de Lógica, foi realizado uma aula recapítulando os principais assuntos de lógica e realização de exemplos no quadro. </text:p>
      <text:p text:style-name="P9"><text:span text:style-name="T1">Alunos: </text:span><text:span text:style-name="T4">1</text:span> </text:p>
      <text:p text:style-name="P2"/>
      <text:p text:style-name="P2"/>
      <text:p text:style-name="P9">Dia 26/05/2014</text:p>
      <text:p text:style-name="P9">Segunda - Feira</text:p>
      <text:p text:style-name="P9">Pesquisa de materiais referentes a programação para os alunos interessados em aprofudar os conhecimentos na área. Primeiro dia de ava disponível.</text:p>
      <text:p text:style-name="P9"/>
      <text:p text:style-name="P9">Dia 27/05/2014</text:p>
      <text:p text:style-name="P9">Terça-Feira</text:p>
      <text:p text:style-name="P9">Aula presencial não obteve a presença de nenhum aluno, e os bolsistas realizaram divisão de tarefas para criação de uma lista de exercicíos.</text:p>
      <text:p text:style-name="P9"/>
      <text:p text:style-name="P9">Dia 28/05/2014</text:p>
      <text:p text:style-name="P9">Quarta-Feira</text:p>
      <text:p text:style-name="P9">Reunião: Não houve reunião, os alunos estavam envolvidos nas atividades das semanas anteriores.</text:p>
      <text:p text:style-name="P9">Plantão: Nãou houve nenhum aluno dos primeiros semestres presente. Porém outros alunos presenciaram no lab para compor um treinamento de maratona de programação.</text:p>
      <text:p text:style-name="P9">Todos os aquivos foram upados para o AVA Moodle do Projeto, tanto da parte de Pré-Cálculo, Sistemas Discretos e também de programação.</text:p>
      <text:p text:style-name="P9"/>
      <text:p text:style-name="P8">Dia 29/05/2014<text:line-break/>Quinta-Feira:</text:p>
      <text:p text:style-name="P8">Elaboração dos exercícios que farão parte da apostila usada como base no decorrer do projeto. Nesta elaboração foram feitas pesquisas sobre conteúdos e questões para aplicar ás turmas participantes.</text:p>
      <text:p text:style-name="P9">Aula presencial foi abordado um reforço da matéria de Relações, pois os alunos apresentaram bastante dúvidas quanto a propriedades, classificação e interpretação das relações.</text:p>
      <text:p text:style-name="P10">Ajustes finais do Moodle.</text:p>
      <text:p text:style-name="P5">Alunos: 7</text:p>
      <text:p text:style-name="P8"/>
      <text:p text:style-name="P8">Dia 02/06/2014</text:p>
      <text:p text:style-name="P8">Segunda-Feira:</text:p>
      <text:p text:style-name="P8">Foram selecionados os exercícios que farão parte da apostila. O processo de seleção se fez com a escolha dos melhores exercícios produzidos entre as listas e os exercícios feitos pelos integrantes do projeto anteriormente.</text:p>
      <text:p text:style-name="P8"/>
      <text:p text:style-name="P8">Dia 03/06/2014</text:p>
      <text:p text:style-name="P8">Terça-Feira:</text:p>
      <text:p text:style-name="P8">Inicio do projeto em latex para elaboração de um documento padrão com exercícios a serem trabalhados no restante do projeto através da seleção de exercícios feita anteriormente.</text:p>
      <text:p text:style-name="P9">Nenhum aluno compareceu as aulas presenciais.</text:p>
      <text:p text:style-name="P5">Alunos: 0</text:p>
      <text:p text:style-name="P8"><text:soft-page-break/></text:p>
      <text:p text:style-name="P9">Dia 04/06/2014</text:p>
      <text:p text:style-name="P9">Quarta-Feira</text:p>
      <text:p text:style-name="P9">Reunião do projeto e conjuntamente levantamento de novas atividades, elaboração de uma atividade a distância de resolução de <text:span text:style-name="T9">exercícios</text:span> para envio via moodle.</text:p>
      <text:p text:style-name="P5">Reforço:<text:span text:style-name="T7"> Não foi realizado reforço pois neste dia, houve um aviso de desligamento de energia do Bloco B do campus Anglo, afetando assim as atividades que seriam realizadas no laboratório de computação.</text:span></text:p>
      <text:p text:style-name="P8"/>
      <text:p text:style-name="P8">Dia 05/06/2014</text:p>
      <text:p text:style-name="P8">Quinta-Feira:</text:p>
      <text:p text:style-name="P8">T<text:span text:style-name="T6">é</text:span>rmino do projeto em <text:span text:style-name="T6">L</text:span>atex. <text:span text:style-name="T6">Com isso foi gerado um documento que servirá como base de exercícios para os conteúdos trabalhados em sala de aula.</text:span></text:p>
      <text:p text:style-name="P9">Aula presencial que precede a prova da semana posterior, os assuntos abordados foram Relações e funções, foi feita a correção da segunda avaliação da professora Aline como forma de uma preparação maior para a prova.</text:p>
      <text:p text:style-name="P5">Alunos: 25</text:p>
      <text:p text:style-name="P14"/>
      <text:p text:style-name="P15">Dia 11/06/2014</text:p>
      <text:p text:style-name="P15">Quarta-Feira:</text:p>
      <text:p text:style-name="P15">Alunos de todas as turmas participantes do projeto participaram do plantão de ensino. Duvidas sobre Sistemas Discretos, Introdução a Ciência da Computação/Engenharia da Computação e Algoritmos e Programação foram revisados.</text:p>
      <text:p text:style-name="P7">Alunos: 8</text:p>
      <text:p text:style-name="P15"/>
      <text:p text:style-name="P12">Dia 12/06/2014</text:p>
      <text:p text:style-name="P12">Quinta-Feira:</text:p>
      <text:p text:style-name="P12">As atividades da universidade foram finalizadas ao 12:30 de acordo com a portaria federal, portanto a aula das 15:10 não ocorreu.</text:p>
      <text:p text:style-name="P12"/>
      <text:p text:style-name="P12">Dia 17/06/2014</text:p>
      <text:p text:style-name="P12">Terça-Feira:</text:p>
      <text:p text:style-name="P12">As atividades da universidade foram finalizadas ao 12:30 de acordo com a portaria federal, portanto a aula das 15:10 não ocorreu.</text:p>
      <text:p text:style-name="P12"/>
      <text:p text:style-name="P12">Dia 18/06/2014</text:p>
      <text:p text:style-name="P12">Quarta-Feira:</text:p>
      <text:p text:style-name="P12">Plantão de ensino onde foi conversado a idealização de um cronograma para o próximo semestre.</text:p>
      <text:p text:style-name="P12"/>
      <text:p text:style-name="P12">Dia 19/06/2014</text:p>
      <text:p text:style-name="P12">Quinta-Feira:</text:p>
      <text:p text:style-name="P12">Feriado de Corpus Chr<text:span text:style-name="T9">i</text:span>sti.</text:p>
      <text:p text:style-name="P12"/>
      <text:p text:style-name="P12">Dia 24/06/2014</text:p>
      <text:p text:style-name="P12">Terça-Feira:</text:p>
      <text:p text:style-name="P12">Foram revisados conceitos de Cálculo <text:span text:style-name="T9">1</text:span>, <text:s/>realizando exercícios com a turma da Ciência da Computação 2013/2. <text:span text:style-name="T9">Duvidas sobre conteúdos em gerais e sugestões para a sequencia do projeto com os alunos presentes.</text:span></text:p>
      <text:p text:style-name="P6">Alunos: 7</text:p>
      <text:p text:style-name="P6"/>
      <text:p text:style-name="P6"/>
      <text:p text:style-name="P6"/>
      <text:p text:style-name="P6"><text:soft-page-break/></text:p>
      <text:p text:style-name="P11"><text:span text:style-name="T8">Dia</text:span> <text:span text:style-name="T8">25/06/2014</text:span></text:p>
      <text:p text:style-name="P12">Quarta-Feira:</text:p>
      <text:p text:style-name="P13">Plantão de ensino onde foram feitos exercícios de Cálculo 1 com os alunos da Engenharia da Computação 2014/1. </text:p>
      <text:p text:style-name="P6">Aluno: 3</text:p>
      <text:p text:style-name="P11"/>
      <text:p text:style-name="P12">Dia 26/06/2014</text:p>
      <text:p text:style-name="P13">Quinta-Feira:</text:p>
      <text:p text:style-name="P17">Foi realiza uma aula de revisão de cálculo, com exercícios de Derivação pela definição, Derivação utilizando as propriedades e por método de L'Hospital para resolução de indeterminação de limites.</text:p>
      <text:p text:style-name="P19">Alunos:7</text:p>
      <text:p text:style-name="P19"/>
      <text:p text:style-name="P17">Dia 02/07/2014</text:p>
      <text:p text:style-name="P17">Quarte-Feira:</text:p>
      <text:p text:style-name="P17">Resolução de exercicíos de Sistemas Discretos, Cálculo e Algoritmos e Programação.</text:p>
      <text:p text:style-name="P19">Alunos: 7</text:p>
      <text:p text:style-name="P19"/>
      <text:p text:style-name="P17">Dia 03/07/2014</text:p>
      <text:p text:style-name="P17">Quinta-Feira:</text:p>
      <text:p text:style-name="P17">Foi realizada uma aula de revisão da matéria de Indução e Recursão, explicando com exemplos práticos na área de computação e como a memória trabalharia sendo utilizado com recursão. Por fim foi realizado um exercicío de indução para uma melhor compreensão da matéria e ver os alunos realizando os mesmos na aula. </text:p>
      <text:p text:style-name="P19">Alunos: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4:21:54.056510959</meta:creation-date>
    <dc:date>2014-07-03T15:11:00.179929665</dc:date>
    <meta:editing-duration>PT1M44S</meta:editing-duration>
    <meta:editing-cycles>6</meta:editing-cycles>
    <meta:generator>LibreOffice/4.2.3.3$Linux_X86_64 LibreOffice_project/420m0$Build-3</meta:generator>
    <meta:document-statistic meta:table-count="0" meta:image-count="0" meta:object-count="0" meta:page-count="4" meta:paragraph-count="105" meta:word-count="970" meta:character-count="6480" meta:non-whitespace-character-count="5605"/>
  </office:meta>
</office:document-meta>
</file>